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0.75pt" style:use-optimal-column-width="true"/>
    </style:style>
    <style:style style:name="ACOL-2" style:family="table-column">
      <style:table-column-properties style:column-width="111pt" style:use-optimal-column-width="true"/>
    </style:style>
    <style:style style:name="ACOL-3" style:family="table-column">
      <style:table-column-properties style:column-width="108.8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8.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47.99pt" style:use-optimal-column-width="tru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pt" style:use-optimal-column-width="true"/>
    </style:style>
    <style:style style:name="ACOL-12" style:family="table-column">
      <style:table-column-properties style:column-width="96.75pt" style:use-optimal-column-width="true"/>
    </style:style>
    <style:style style:name="ACOL-13" style:family="table-column">
      <style:table-column-properties style:column-width="101.2pt" style:use-optimal-column-width="true"/>
    </style:style>
    <style:style style:name="ACOL-14" style:family="table-column">
      <style:table-column-properties style:column-width="84.76pt" style:use-optimal-column-width="tru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 table:number-columns-repeated="2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7"/>
        <table:table-column table:default-cell-style-name="ACE-0" table:style-name="ACOL-9"/>
        <table:table-column table:default-cell-style-name="ACE-0" table:style-name="ACOL-7" table:number-columns-repeated="2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7" table:number-columns-repeated="2"/>
        <table:table-column table:default-cell-style-name="ACE-0" table:style-name="ACOL-1"/>
        <table:table-column table:default-cell-style-name="ACE-0" table:style-name="ACOL-0" table:number-columns-repeated="233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0325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0360">
            <text:p>30360</text:p>
          </table:table-cell>
          <table:table-cell table:style-name="ACE-0" office:value-type="float" office:value="290">
            <text:p>29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.4">
            <text:p>10.4</text:p>
          </table:table-cell>
          <table:table-cell table:style-name="ACE-0" office:value-type="float" office:value="2.0800000000000001">
            <text:p>2.08</text:p>
          </table:table-cell>
          <table:table-cell table:style-name="ACE-3" office:value-type="float" office:value="2.0800000000000001">
            <text:p>2.1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6846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2840">
            <text:p>3284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.4">
            <text:p>10.4</text:p>
          </table:table-cell>
          <table:table-cell table:style-name="ACE-0" office:value-type="float" office:value="2.0800000000000001">
            <text:p>2.08</text:p>
          </table:table-cell>
          <table:table-cell table:style-name="ACE-3" office:value-type="float" office:value="2.0800000000000001">
            <text:p>2.1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0323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4090">
            <text:p>34090</text:p>
          </table:table-cell>
          <table:table-cell table:style-name="ACE-0" office:value-type="float" office:value="400">
            <text:p>40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.199999999999999">
            <text:p>10.2</text:p>
          </table:table-cell>
          <table:table-cell table:style-name="ACE-0" office:value-type="float" office:value="2.04">
            <text:p>2.04</text:p>
          </table:table-cell>
          <table:table-cell table:style-name="ACE-3" office:value-type="float" office:value="2.04">
            <text:p>2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Ishiwa02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4350">
            <text:p>34350</text:p>
          </table:table-cell>
          <table:table-cell table:style-name="ACE-0" office:value-type="float" office:value="550">
            <text:p>550</text:p>
          </table:table-cell>
          <table:table-cell table:style-name="ACE-0" office:value-type="string">
            <text:p>fragment of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3.6000000000000001">
            <text:p>3.6</text:p>
          </table:table-cell>
          <table:table-cell table:style-name="ACE-3" office:value-type="float" office:value="3.6000000000000001">
            <text:p>3.6</text:p>
          </table:table-cell>
          <table:table-cell table:style-name="ACE-0" office:value-type="string">
            <text:p>IshiwaEtal2021,MiuraEtal1998,IgarashiEtal1995a,IgarashiEtal1995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0327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4650">
            <text:p>3465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.6999999999999993">
            <text:p>9.7</text:p>
          </table:table-cell>
          <table:table-cell table:style-name="ACE-0" office:value-type="float" office:value="1.9399999999999999">
            <text:p>1.94</text:p>
          </table:table-cell>
          <table:table-cell table:style-name="ACE-3" office:value-type="float" office:value="1.9399999999999999">
            <text:p>1.9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340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4830">
            <text:p>3483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4000000000000004">
            <text:p>5.4</text:p>
          </table:table-cell>
          <table:table-cell table:style-name="ACE-0" office:value-type="float" office:value="1.0800000000000001">
            <text:p>1.08</text:p>
          </table:table-cell>
          <table:table-cell table:style-name="ACE-3" office:value-type="float" office:value="1.0800000000000001">
            <text:p>1.1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Ishiwa03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5040">
            <text:p>35040</text:p>
          </table:table-cell>
          <table:table-cell table:style-name="ACE-0" office:value-type="float" office:value="480">
            <text:p>480</text:p>
          </table:table-cell>
          <table:table-cell table:style-name="ACE-0" office:value-type="string">
            <text:p>fragment of shell (Ad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3.4000000000000004">
            <text:p>3.4</text:p>
          </table:table-cell>
          <table:table-cell table:style-name="ACE-3" office:value-type="float" office:value="3.4000000000000004">
            <text:p>3.4</text:p>
          </table:table-cell>
          <table:table-cell table:style-name="ACE-0" office:value-type="string">
            <text:p>IshiwaEtal2021,MiuraEtal1998,IgarashiEtal1995a,IgarashiEtal1995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0330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5160">
            <text:p>3516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.5999999999999996">
            <text:p>8.6</text:p>
          </table:table-cell>
          <table:table-cell table:style-name="ACE-0" office:value-type="float" office:value="1.72">
            <text:p>1.72</text:p>
          </table:table-cell>
          <table:table-cell table:style-name="ACE-3" office:value-type="float" office:value="1.72">
            <text:p>1.7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6847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5200">
            <text:p>35200</text:p>
          </table:table-cell>
          <table:table-cell table:style-name="ACE-0" office:value-type="float" office:value="330">
            <text:p>33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.8000000000000007">
            <text:p>9.8</text:p>
          </table:table-cell>
          <table:table-cell table:style-name="ACE-0" office:value-type="float" office:value="1.9600000000000002">
            <text:p>1.96</text:p>
          </table:table-cell>
          <table:table-cell table:style-name="ACE-3" office:value-type="float" office:value="1.9600000000000002">
            <text:p>2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0324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5320">
            <text:p>35320</text:p>
          </table:table-cell>
          <table:table-cell table:style-name="ACE-0" office:value-type="float" office:value="520">
            <text:p>52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.4">
            <text:p>10.4</text:p>
          </table:table-cell>
          <table:table-cell table:style-name="ACE-0" office:value-type="float" office:value="2.0800000000000001">
            <text:p>2.08</text:p>
          </table:table-cell>
          <table:table-cell table:style-name="ACE-3" office:value-type="float" office:value="2.0800000000000001">
            <text:p>2.1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0954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5690">
            <text:p>35690</text:p>
          </table:table-cell>
          <table:table-cell table:style-name="ACE-0" office:value-type="float" office:value="1630">
            <text:p>1630</text:p>
          </table:table-cell>
          <table:table-cell table:style-name="ACE-0" office:value-type="string">
            <text:p>Adamussium colbeck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,HirakawaSawagaki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Ishiwa01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6180">
            <text:p>36180</text:p>
          </table:table-cell>
          <table:table-cell table:style-name="ACE-0" office:value-type="float" office:value="630">
            <text:p>630</text:p>
          </table:table-cell>
          <table:table-cell table:style-name="ACE-0" office:value-type="string">
            <text:p>fragment of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2.6000000000000001">
            <text:p>2.6</text:p>
          </table:table-cell>
          <table:table-cell table:style-name="ACE-3" office:value-type="float" office:value="2.6000000000000001">
            <text:p>2.6</text:p>
          </table:table-cell>
          <table:table-cell table:style-name="ACE-0" office:value-type="string">
            <text:p>IshiwaEtal2021,MiuraEtal1998,IgarashiEtal1995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0329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6520">
            <text:p>36520</text:p>
          </table:table-cell>
          <table:table-cell table:style-name="ACE-0" office:value-type="float" office:value="430">
            <text:p>43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.5">
            <text:p>8.5</text:p>
          </table:table-cell>
          <table:table-cell table:style-name="ACE-0" office:value-type="float" office:value="1.7000000000000002">
            <text:p>1.7</text:p>
          </table:table-cell>
          <table:table-cell table:style-name="ACE-3" office:value-type="float" office:value="1.7000000000000002">
            <text:p>1.7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80994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6660">
            <text:p>36660</text:p>
          </table:table-cell>
          <table:table-cell table:style-name="ACE-0" office:value-type="float" office:value="1480">
            <text:p>1480</text:p>
          </table:table-cell>
          <table:table-cell table:style-name="ACE-0" office:value-type="string">
            <text:p>tubes of polychae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2">
            <text:p>2</text:p>
          </table:table-cell>
          <table:table-cell table:style-name="ACE-3" office:value-type="float" office:value="2">
            <text:p>2.0</text:p>
          </table:table-cell>
          <table:table-cell table:style-name="ACE-0" office:value-type="string">
            <text:p>IshiwaEtal2021,MiuraEtal1998,HirakawaSawagaki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334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6730">
            <text:p>36730</text:p>
          </table:table-cell>
          <table:table-cell table:style-name="ACE-0" office:value-type="float" office:value="420">
            <text:p>42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.2000000000000002">
            <text:p>1.2</text:p>
          </table:table-cell>
          <table:table-cell table:style-name="ACE-3" office:value-type="float" office:value="1.2000000000000002">
            <text:p>1.2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80999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7060">
            <text:p>37060</text:p>
          </table:table-cell>
          <table:table-cell table:style-name="ACE-0" office:value-type="float" office:value="950">
            <text:p>950</text:p>
          </table:table-cell>
          <table:table-cell table:style-name="ACE-0" office:value-type="string">
            <text:p>tubes of polychae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,HirakawaSawagaki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336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7560">
            <text:p>37560</text:p>
          </table:table-cell>
          <table:table-cell table:style-name="ACE-0" office:value-type="float" office:value="470">
            <text:p>4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338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7560">
            <text:p>37560</text:p>
          </table:table-cell>
          <table:table-cell table:style-name="ACE-0" office:value-type="float" office:value="470">
            <text:p>4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337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7700">
            <text:p>37700</text:p>
          </table:table-cell>
          <table:table-cell table:style-name="ACE-0" office:value-type="float" office:value="470">
            <text:p>4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0328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7740">
            <text:p>37740</text:p>
          </table:table-cell>
          <table:table-cell table:style-name="ACE-0" office:value-type="float" office:value="490">
            <text:p>49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.6999999999999993">
            <text:p>9.7</text:p>
          </table:table-cell>
          <table:table-cell table:style-name="ACE-0" office:value-type="float" office:value="1.9399999999999999">
            <text:p>1.94</text:p>
          </table:table-cell>
          <table:table-cell table:style-name="ACE-3" office:value-type="float" office:value="1.9399999999999999">
            <text:p>1.9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0331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7840">
            <text:p>37840</text:p>
          </table:table-cell>
          <table:table-cell table:style-name="ACE-0" office:value-type="float" office:value="570">
            <text:p>5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.4000000000000001">
            <text:p>1.4</text:p>
          </table:table-cell>
          <table:table-cell table:style-name="ACE-3" office:value-type="float" office:value="1.4000000000000001">
            <text:p>1.4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0322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8400">
            <text:p>38400</text:p>
          </table:table-cell>
          <table:table-cell table:style-name="ACE-0" office:value-type="float" office:value="640">
            <text:p>64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.199999999999999">
            <text:p>10.2</text:p>
          </table:table-cell>
          <table:table-cell table:style-name="ACE-0" office:value-type="float" office:value="2.04">
            <text:p>2.04</text:p>
          </table:table-cell>
          <table:table-cell table:style-name="ACE-3" office:value-type="float" office:value="2.04">
            <text:p>2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0958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8910">
            <text:p>38910</text:p>
          </table:table-cell>
          <table:table-cell table:style-name="ACE-0" office:value-type="float" office:value="550">
            <text:p>550</text:p>
          </table:table-cell>
          <table:table-cell table:style-name="ACE-0" office:value-type="string">
            <text:p>tubes of polychae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3.4000000000000004">
            <text:p>3.4</text:p>
          </table:table-cell>
          <table:table-cell table:style-name="ACE-3" office:value-type="float" office:value="3.4000000000000004">
            <text:p>3.4</text:p>
          </table:table-cell>
          <table:table-cell table:style-name="ACE-0" office:value-type="string">
            <text:p>IshiwaEtal2021,MiuraEtal1998,HirakawaSawagaki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0487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9230">
            <text:p>39230</text:p>
          </table:table-cell>
          <table:table-cell table:style-name="ACE-0" office:value-type="float" office:value="950">
            <text:p>950</text:p>
          </table:table-cell>
          <table:table-cell table:style-name="ACE-0" office:value-type="string">
            <text:p>fragment of shell (L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339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9290">
            <text:p>3929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0959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9300">
            <text:p>39300</text:p>
          </table:table-cell>
          <table:table-cell table:style-name="ACE-0" office:value-type="float" office:value="580">
            <text:p>580</text:p>
          </table:table-cell>
          <table:table-cell table:style-name="ACE-0" office:value-type="string">
            <text:p>Adamussium colbeck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.2000000000000002">
            <text:p>1.2</text:p>
          </table:table-cell>
          <table:table-cell table:style-name="ACE-3" office:value-type="float" office:value="1.2000000000000002">
            <text:p>1.2</text:p>
          </table:table-cell>
          <table:table-cell table:style-name="ACE-0" office:value-type="string">
            <text:p>IshiwaEtal2021,MiuraEtal1998,HirakawaSawagaki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0957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9810">
            <text:p>39810</text:p>
          </table:table-cell>
          <table:table-cell table:style-name="ACE-0" office:value-type="float" office:value="610">
            <text:p>610</text:p>
          </table:table-cell>
          <table:table-cell table:style-name="ACE-0" office:value-type="string">
            <text:p>tubes of polychae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MiuraEtal1998,HirakawaSawagaki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0486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41960">
            <text:p>41960</text:p>
          </table:table-cell>
          <table:table-cell table:style-name="ACE-0" office:value-type="float" office:value="1100">
            <text:p>1100</text:p>
          </table:table-cell>
          <table:table-cell table:style-name="ACE-0" office:value-type="string">
            <text:p>fragment of shell (L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0488</text:p>
          </table:table-cell>
          <table:table-cell table:style-name="ACE-0" office:value-type="float" office:value="-69.010999999999996">
            <text:p>−69.011</text:p>
          </table:table-cell>
          <table:table-cell table:style-name="ACE-0" office:value-type="float" office:value="39.573999999999998">
            <text:p>39.574</text:p>
          </table:table-cell>
          <table:table-cell table:style-name="ACE-0" office:value-type="float" office:value="42270">
            <text:p>42270</text:p>
          </table:table-cell>
          <table:table-cell table:style-name="ACE-0" office:value-type="float" office:value="1070">
            <text:p>1070</text:p>
          </table:table-cell>
          <table:table-cell table:style-name="ACE-0" office:value-type="string">
            <text:p>fragment of shell (L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2.2000000000000002">
            <text:p>2.2</text:p>
          </table:table-cell>
          <table:table-cell table:style-name="ACE-3" office:value-type="float" office:value="2.2000000000000002">
            <text:p>2.2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0485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42630">
            <text:p>42630</text:p>
          </table:table-cell>
          <table:table-cell table:style-name="ACE-0" office:value-type="float" office:value="1120">
            <text:p>1120</text:p>
          </table:table-cell>
          <table:table-cell table:style-name="ACE-0" office:value-type="string">
            <text:p>fragment of shell (Ad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3.2000000000000002">
            <text:p>3.2</text:p>
          </table:table-cell>
          <table:table-cell table:style-name="ACE-3" office:value-type="float" office:value="3.2000000000000002">
            <text:p>3.2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335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42840">
            <text:p>42840</text:p>
          </table:table-cell>
          <table:table-cell table:style-name="ACE-0" office:value-type="float" office:value="930">
            <text:p>93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7000000000000002">
            <text:p>5.7</text:p>
          </table:table-cell>
          <table:table-cell table:style-name="ACE-0" office:value-type="float" office:value="1.1400000000000001">
            <text:p>1.14</text:p>
          </table:table-cell>
          <table:table-cell table:style-name="ACE-3" office:value-type="float" office:value="1.1400000000000001">
            <text:p>1.1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0140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42930">
            <text:p>42930</text:p>
          </table:table-cell>
          <table:table-cell table:style-name="ACE-0" office:value-type="float" office:value="990">
            <text:p>990</text:p>
          </table:table-cell>
          <table:table-cell table:style-name="ACE-0" office:value-type="string">
            <text:p>fragment of shell (L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6848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43080">
            <text:p>43080</text:p>
          </table:table-cell>
          <table:table-cell table:style-name="ACE-0" office:value-type="float" office:value="690">
            <text:p>69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1.3">
            <text:p>1.3</text:p>
          </table:table-cell>
          <table:table-cell table:style-name="ACE-3" office:value-type="float" office:value="1.3">
            <text:p>1.3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333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43710">
            <text:p>43710</text:p>
          </table:table-cell>
          <table:table-cell table:style-name="ACE-0" office:value-type="float" office:value="990">
            <text:p>99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7000000000000002">
            <text:p>5.7</text:p>
          </table:table-cell>
          <table:table-cell table:style-name="ACE-0" office:value-type="float" office:value="1.1400000000000001">
            <text:p>1.14</text:p>
          </table:table-cell>
          <table:table-cell table:style-name="ACE-3" office:value-type="float" office:value="1.1400000000000001">
            <text:p>1.1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332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43810">
            <text:p>43810</text:p>
          </table:table-cell>
          <table:table-cell table:style-name="ACE-0" office:value-type="float" office:value="1100">
            <text:p>110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.2000000000000002">
            <text:p>6.2</text:p>
          </table:table-cell>
          <table:table-cell table:style-name="ACE-0" office:value-type="float" office:value="1.2400000000000002">
            <text:p>1.24</text:p>
          </table:table-cell>
          <table:table-cell table:style-name="ACE-3" office:value-type="float" office:value="1.2400000000000002">
            <text:p>1.2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 table:number-rows-repeated="16">
          <table:table-cell table:number-columns-repeated="14" table:style-name="ACE-0"/>
          <table:table-cell table:style-name="ACE-3"/>
          <table:table-cell table:number-columns-repeated="241" table:style-name="ACE-0"/>
        </table:table-row>
        <table:table-row table:style-name="AROW-1" table:number-rows-repeated="9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30">
          <table:table-cell table:number-columns-repeated="256"/>
        </table:table-row>
        <table:table-row table:style-name="AROW-1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8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1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5267">
          <table:table-cell table:number-columns-repeated="256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0" gnm:cursor-row="1">
          <gnm:selection gnm:start-col="0" gnm:start-row="1" gnm:end-col="15" gnm:end-row="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number:number-style style:name="ND-1">
      <number:number number:decimal-places="2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6-23T07:03:5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